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c16b" officeooo:paragraph-rsid="0013baf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c16b" officeooo:paragraph-rsid="0013baf9" style:font-weight-asian="normal" style:font-weight-complex="normal"/>
    </style:style>
    <style:style style:name="P4" style:family="paragraph" style:parent-style-name="Standard">
      <style:text-properties officeooo:paragraph-rsid="0013baf9"/>
    </style:style>
    <style:style style:name="P5" style:family="paragraph" style:parent-style-name="Standard">
      <style:paragraph-properties fo:break-before="page"/>
      <style:text-properties officeooo:paragraph-rsid="0013baf9"/>
    </style:style>
    <style:style style:name="P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13baf9" style:font-weight-asian="bold" style:font-weight-complex="bold"/>
    </style:style>
    <style:style style:name="T1" style:family="text">
      <style:text-properties officeooo:rsid="0013ba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</text:p>
      <text:p text:style-name="Standard"/>
      <text:p text:style-name="Standard">/*</text:p>
      <text:p text:style-name="Standard">Roll No<text:tab/>: B21CSB69</text:p>
      <text:p text:style-name="Standard">Name <text:tab/><text:tab/>: Sreelal V</text:p>
      <text:p text:style-name="Standard">Experiment No : <text:span text:style-name="T1">2</text:span>.<text:span text:style-name="T1">1</text:span></text:p>
      <text:p text:style-name="Standard">*/</text:p>
      <text:p text:style-name="P3"/>
      <text:p text:style-name="P3">#include&lt;stdio.h&gt;</text:p>
      <text:p text:style-name="P3">#include&lt;sys/wait.h&gt;</text:p>
      <text:p text:style-name="P3">#include&lt;stdbool.h&gt;</text:p>
      <text:p text:style-name="P3">#include&lt;unistd.h&gt;</text:p>
      <text:p text:style-name="P3"/>
      <text:p text:style-name="P3">void fibonacci(int n ){</text:p>
      <text:p text:style-name="P3"><text:tab/>printf("Fibnocci number \n") ; </text:p>
      <text:p text:style-name="P3"><text:tab/>int i = 0 ,j = 1 <text:s/>, count = 0; </text:p>
      <text:p text:style-name="P3"><text:tab/>if( n == 1)</text:p>
      <text:p text:style-name="P3"><text:tab/><text:tab/>printf("%d ", i) ; </text:p>
      <text:p text:style-name="P3"><text:tab/>else if ( n == 2 )</text:p>
      <text:p text:style-name="P3"><text:tab/><text:tab/>printf("%d %d ",i, j ) ; </text:p>
      <text:p text:style-name="P3"><text:tab/>else{<text:tab/></text:p>
      <text:p text:style-name="P3"><text:tab/><text:tab/>int k = i + j ; </text:p>
      <text:p text:style-name="P3"><text:tab/><text:tab/>printf("%d %d ",i, j) ; </text:p>
      <text:p text:style-name="P3"><text:tab/><text:tab/>for ( int x = 3 ; x &lt;= n ; x++ ){</text:p>
      <text:p text:style-name="P3"><text:tab/><text:tab/><text:tab/>printf("%d ",k) ; </text:p>
      <text:p text:style-name="P3"><text:tab/><text:tab/><text:tab/>i = j ; </text:p>
      <text:p text:style-name="P3"><text:tab/><text:tab/><text:tab/>j = k ;</text:p>
      <text:p text:style-name="P3"><text:tab/><text:tab/><text:tab/>k = i+j ; </text:p>
      <text:p text:style-name="P3"><text:tab/><text:tab/>}</text:p>
      <text:p text:style-name="P3"><text:tab/>}</text:p>
      <text:p text:style-name="P3">}</text:p>
      <text:p text:style-name="P3"/>
      <text:p text:style-name="P3">bool isPrime(int n){</text:p>
      <text:p text:style-name="P3"><text:tab/>if ( n == 0 || n== 1 ) </text:p>
      <text:p text:style-name="P3"><text:tab/><text:tab/>return false ; </text:p>
      <text:p text:style-name="P3"><text:tab/>else</text:p>
      <text:p text:style-name="P3"><text:tab/><text:tab/>for ( int i= 2 ; i&lt;= n/2 ; i++ )</text:p>
      <text:p text:style-name="P3"><text:tab/><text:tab/><text:tab/>if ( n % i == 0 )</text:p>
      <text:p text:style-name="P3"><text:tab/><text:tab/><text:tab/><text:tab/>return false ; </text:p>
      <text:p text:style-name="P3"><text:tab/>return true ; </text:p>
      <text:p text:style-name="P3">}</text:p>
      <text:p text:style-name="P3"/>
      <text:p text:style-name="P3">void prime(int n){</text:p>
      <text:p text:style-name="P3"><text:tab/>printf("Prime Numbers\n") ;</text:p>
      <text:p text:style-name="P3"><text:tab/>int count = 0 ; </text:p>
      <text:p text:style-name="P3"><text:tab/>for ( int i = 0 ; count &lt; n ; i++)</text:p>
      <text:p text:style-name="P3"><text:tab/><text:tab/>if ( isPrime(i) ){</text:p>
      <text:p text:style-name="P3"><text:tab/><text:tab/><text:tab/>printf("%d ",i) ; </text:p>
      <text:p text:style-name="P3"><text:tab/><text:tab/><text:tab/>count++ ;<text:tab/></text:p>
      <text:p text:style-name="P3"><text:tab/><text:tab/>}<text:tab/><text:tab/></text:p>
      <text:p text:style-name="P3">}</text:p>
      <text:p text:style-name="P3"><text:s/><text:tab/><text:tab/></text:p>
      <text:p text:style-name="P3"><text:soft-page-break/></text:p>
      <text:p text:style-name="P3">void forks(int n){</text:p>
      <text:p text:style-name="P3"><text:tab/>int p = fork() ; </text:p>
      <text:p text:style-name="P3"><text:tab/>if ( p == -1 ) </text:p>
      <text:p text:style-name="P3"><text:tab/><text:tab/>printf("Error in creating process\n") ;</text:p>
      <text:p text:style-name="P3"><text:tab/>else if ( p== 0 ){</text:p>
      <text:p text:style-name="P3"><text:tab/><text:tab/>fibonacci(n) ;</text:p>
      <text:p text:style-name="P3"><text:tab/>}else if ( p &gt; 0){</text:p>
      <text:p text:style-name="P3"><text:tab/><text:tab/>wait(NULL) ;</text:p>
      <text:p text:style-name="P3"><text:tab/><text:tab/>prime(n) ; </text:p>
      <text:p text:style-name="P3"><text:tab/>}</text:p>
      <text:p text:style-name="P3">}<text:tab/><text:tab/><text:tab/></text:p>
      <text:p text:style-name="P3"/>
      <text:p text:style-name="P3">int main(){</text:p>
      <text:p text:style-name="P3"><text:tab/>int n ; </text:p>
      <text:p text:style-name="P3"><text:tab/>printf("Enter a number : " ) ; </text:p>
      <text:p text:style-name="P3"><text:tab/>scanf("%d", &amp;n ) ; </text:p>
      <text:p text:style-name="P3"><text:tab/>forks(n) ; </text:p>
      <text:p text:style-name="P3"><text:tab/>printf("\n") ;<text:tab/></text:p>
      <text:p text:style-name="P3"><text:tab/>return 0 ; </text:p>
      <text:p text:style-name="P3">}</text:p>
      <text:p text:style-name="P3"/>
      <text:p text:style-name="P2">output:</text:p>
      <text:p text:style-name="P3"/>
      <text:p text:style-name="P3">Enter a number : 10</text:p>
      <text:p text:style-name="P3">Fibnocci number </text:p>
      <text:p text:style-name="P3">0 1 1 2 3 5 8 13 21 34 </text:p>
      <text:p text:style-name="P3">Prime Numbers</text:p>
      <text:p text:style-name="P3">2 3 5 7 11 13 17 19 23 29 </text:p>
      <text:p text:style-name="P6">IMPLEMENTATION</text:p>
      <text:p text:style-name="P4"/>
      <text:p text:style-name="P4">/*</text:p>
      <text:p text:style-name="P4">Roll No<text:tab/>: B21CSB69</text:p>
      <text:p text:style-name="P4">Name <text:tab/><text:tab/>: Sreelal V</text:p>
      <text:p text:style-name="P4">Experiment No : <text:span text:style-name="T1">2</text:span>.<text:span text:style-name="T1">2</text:span></text:p>
      <text:p text:style-name="P3">*/</text:p>
      <text:p text:style-name="P3"/>
      <text:p text:style-name="P3">#include&lt;stdio.h&gt;</text:p>
      <text:p text:style-name="P3">#include&lt;unistd.h&gt;</text:p>
      <text:p text:style-name="P3">#include&lt;sys/wait.h&gt;</text:p>
      <text:p text:style-name="P3">#include&lt;stdlib.h&gt;</text:p>
      <text:p text:style-name="P3"/>
      <text:p text:style-name="P3">void printProcess(char process, int pid,int ppid){</text:p>
      <text:p text:style-name="P3"><text:tab/>printf("\nPROCESS : %c \n",process) ;</text:p>
      <text:p text:style-name="P3"><text:tab/>printf("Process ID: %d\n",pid);</text:p>
      <text:p text:style-name="P3"><text:tab/>printf("Parent Process ID: %d\n",ppid);</text:p>
      <text:p text:style-name="P3"/>
      <text:p text:style-name="P3">}<text:tab/><text:tab/></text:p>
      <text:p text:style-name="P3">void printError(){</text:p>
      <text:p text:style-name="P3"><text:tab/>printf("Error in process creation\n") ;</text:p>
      <text:p text:style-name="P3">}</text:p>
      <text:p text:style-name="P3">int main(){</text:p>
      <text:p text:style-name="P3"/>
      <text:p text:style-name="P3"><text:tab/>int a = fork() ; //PROCESS A</text:p>
      <text:p text:style-name="P3"><text:tab/>wait(NULL) ;</text:p>
      <text:p text:style-name="P3"><text:tab/>if ( a == 0 ){</text:p>
      <text:p text:style-name="P3"><text:tab/><text:tab/>printProcess('A',getpid(),getppid());</text:p>
      <text:p text:style-name="P3"><text:tab/><text:tab/></text:p>
      <text:p text:style-name="P3"><text:tab/><text:tab/>int b = fork() ;//PROCESS B</text:p>
      <text:p text:style-name="P3"><text:tab/><text:tab/>wait(NULL) ;</text:p>
      <text:p text:style-name="P3"><text:tab/><text:tab/>if( b == 0){</text:p>
      <text:p text:style-name="P3"><text:tab/><text:tab/><text:tab/>printProcess('B',getpid(),getppid());</text:p>
      <text:p text:style-name="P3"><text:tab/><text:tab/><text:tab/></text:p>
      <text:p text:style-name="P3"><text:tab/><text:tab/><text:tab/>int d = fork() ; //PROCESS D</text:p>
      <text:p text:style-name="P3"><text:tab/><text:tab/><text:tab/>wait(NULL) ;</text:p>
      <text:p text:style-name="P3"><text:tab/><text:tab/><text:tab/>if ( d == 0 ){</text:p>
      <text:p text:style-name="P3"><text:tab/><text:tab/><text:tab/><text:tab/>printProcess('D',getpid(),getppid());</text:p>
      <text:p text:style-name="P3"><text:tab/><text:tab/><text:tab/><text:tab/></text:p>
      <text:p text:style-name="P3"><text:tab/><text:tab/><text:tab/><text:tab/>int h = fork() ; //PROCESS H</text:p>
      <text:p text:style-name="P3"><text:tab/><text:tab/><text:tab/><text:tab/>wait(NULL) ;</text:p>
      <text:p text:style-name="P3"><text:tab/><text:tab/><text:tab/><text:tab/>if ( h == 0 ){</text:p>
      <text:p text:style-name="P3"><text:tab/><text:tab/><text:tab/><text:tab/><text:tab/>printProcess('H',getpid(),getppid());</text:p>
      <text:p text:style-name="P3"><text:tab/><text:tab/><text:tab/><text:tab/><text:tab/></text:p>
      <text:p text:style-name="P3"><text:tab/><text:tab/><text:tab/><text:tab/><text:tab/>int i = fork() ; //PROCESS I</text:p>
      <text:p text:style-name="P3"><text:tab/><text:tab/><text:tab/><text:tab/><text:tab/>wait(NULL) ;</text:p>
      <text:p text:style-name="P3"><text:tab/><text:tab/><text:tab/><text:tab/><text:tab/>if ( i == 0 ){</text:p>
      <text:p text:style-name="P3"><text:tab/><text:tab/><text:tab/><text:tab/><text:tab/><text:tab/>printProcess('I',getpid(),getppid());</text:p>
      <text:p text:style-name="P3"><text:tab/><text:tab/><text:tab/><text:tab/><text:tab/>}else if ( i &gt; 0 ){</text:p>
      <text:p text:style-name="P3"><text:tab/><text:tab/><text:tab/><text:tab/><text:tab/><text:tab/>exit(0) ;</text:p>
      <text:p text:style-name="P3"><text:tab/><text:tab/><text:tab/><text:tab/><text:tab/>}else</text:p>
      <text:p text:style-name="P3"><text:tab/><text:tab/><text:tab/><text:tab/><text:tab/><text:tab/>printError() ; //END PROCESS I<text:tab/><text:tab/><text:tab/></text:p>
      <text:p text:style-name="P3"><text:soft-page-break/><text:tab/><text:tab/><text:tab/><text:tab/><text:tab/></text:p>
      <text:p text:style-name="P3"><text:tab/><text:tab/><text:tab/><text:tab/>}else if ( h &gt; 0 ){</text:p>
      <text:p text:style-name="P3"><text:tab/><text:tab/><text:tab/><text:tab/><text:tab/>exit(0) ;</text:p>
      <text:p text:style-name="P3"><text:tab/><text:tab/><text:tab/><text:tab/>}else</text:p>
      <text:p text:style-name="P3"><text:tab/><text:tab/><text:tab/><text:tab/><text:tab/>printError() ; //END PROCESS H</text:p>
      <text:p text:style-name="P3"><text:tab/><text:tab/><text:tab/><text:tab/></text:p>
      <text:p text:style-name="P3"><text:tab/><text:tab/><text:tab/>}else if ( d &gt; 0 ){</text:p>
      <text:p text:style-name="P3"><text:tab/><text:tab/><text:tab/><text:tab/>int e = fork() ; //PROCESS E</text:p>
      <text:p text:style-name="P3"><text:tab/><text:tab/><text:tab/><text:tab/>wait(NULL) ;</text:p>
      <text:p text:style-name="P3"><text:tab/><text:tab/><text:tab/><text:tab/>if ( e == 0 ){</text:p>
      <text:p text:style-name="P3"><text:tab/><text:tab/><text:tab/><text:tab/><text:tab/>printProcess('E',getpid(),getppid());</text:p>
      <text:p text:style-name="P3"><text:tab/><text:tab/><text:tab/><text:tab/>}else if ( e &gt; 0 ){</text:p>
      <text:p text:style-name="P3"><text:tab/><text:tab/><text:tab/><text:tab/><text:tab/>int f = fork() ; //PROCESS F</text:p>
      <text:p text:style-name="P3"><text:tab/><text:tab/><text:tab/><text:tab/><text:tab/>wait(NULL) ;</text:p>
      <text:p text:style-name="P3"><text:tab/><text:tab/><text:tab/><text:tab/><text:tab/>if ( f == 0 ){</text:p>
      <text:p text:style-name="P3"><text:tab/><text:tab/><text:tab/><text:tab/><text:tab/><text:tab/>printProcess('F',getpid(),getppid()); </text:p>
      <text:p text:style-name="P3"><text:tab/><text:tab/><text:tab/><text:tab/><text:tab/>}else if ( f &gt; 0 ){</text:p>
      <text:p text:style-name="P3"><text:tab/><text:tab/><text:tab/><text:tab/><text:tab/><text:tab/>exit(0) ;</text:p>
      <text:p text:style-name="P3"><text:tab/><text:tab/><text:tab/><text:tab/><text:tab/>}else</text:p>
      <text:p text:style-name="P3"><text:tab/><text:tab/><text:tab/><text:tab/><text:tab/><text:tab/>printError() ; //END PROCESS F</text:p>
      <text:p text:style-name="P3"><text:tab/><text:tab/><text:tab/><text:tab/>}else</text:p>
      <text:p text:style-name="P3"><text:tab/><text:tab/><text:tab/><text:tab/><text:tab/>printError() ; //END PROCESS E</text:p>
      <text:p text:style-name="P3"><text:tab/><text:tab/><text:tab/><text:tab/><text:tab/></text:p>
      <text:p text:style-name="P3"><text:tab/><text:tab/><text:tab/><text:tab/></text:p>
      <text:p text:style-name="P3"><text:tab/><text:tab/><text:tab/>}else</text:p>
      <text:p text:style-name="P3"><text:tab/><text:tab/><text:tab/><text:tab/>printError() ; //END PROCESS D</text:p>
      <text:p text:style-name="P3"><text:tab/><text:tab/><text:tab/><text:tab/></text:p>
      <text:p text:style-name="P3"><text:tab/><text:tab/>}else if (b &gt; 0 ){</text:p>
      <text:p text:style-name="P3"><text:tab/><text:tab/><text:tab/>int c = fork() ; //PROCESS C </text:p>
      <text:p text:style-name="P3"><text:tab/><text:tab/><text:tab/>wait(NULL) ;</text:p>
      <text:p text:style-name="P3"><text:tab/><text:tab/><text:tab/>if ( c == 0 ){</text:p>
      <text:p text:style-name="P3"><text:tab/><text:tab/><text:tab/><text:tab/>printProcess('C',getpid(),getppid());</text:p>
      <text:p text:style-name="P3"><text:tab/><text:tab/><text:tab/><text:tab/></text:p>
      <text:p text:style-name="P3"><text:tab/><text:tab/><text:tab/><text:tab/>int g = fork() ; //PROCESS G</text:p>
      <text:p text:style-name="P3"><text:tab/><text:tab/><text:tab/><text:tab/>wait(NULL) ;</text:p>
      <text:p text:style-name="P3"><text:tab/><text:tab/><text:tab/><text:tab/>if ( g == 0 ){</text:p>
      <text:p text:style-name="P3"><text:tab/><text:tab/><text:tab/><text:tab/><text:tab/>printProcess('G',getpid(),getppid());</text:p>
      <text:p text:style-name="P3"><text:tab/><text:tab/><text:tab/><text:tab/>}else if ( g &gt; 0 ){</text:p>
      <text:p text:style-name="P3"><text:tab/><text:tab/><text:tab/><text:tab/><text:tab/>exit(0) ;</text:p>
      <text:p text:style-name="P3"><text:tab/><text:tab/><text:tab/><text:tab/>}else</text:p>
      <text:p text:style-name="P3"><text:tab/><text:tab/><text:tab/><text:tab/><text:tab/>printError() ; //END PROCESS G</text:p>
      <text:p text:style-name="P3"><text:tab/><text:tab/><text:tab/>}else if ( c &gt; 0 ){</text:p>
      <text:p text:style-name="P3"><text:tab/><text:tab/><text:tab/><text:tab/>exit(0) ;</text:p>
      <text:p text:style-name="P3"><text:tab/><text:tab/><text:tab/>}else</text:p>
      <text:p text:style-name="P3"><text:tab/><text:tab/><text:tab/><text:tab/>printError() ; //END PROCESS C</text:p>
      <text:p text:style-name="P3"><text:tab/><text:tab/>}else</text:p>
      <text:p text:style-name="P3"><text:tab/><text:tab/><text:tab/>printError() ; //END PROCESS B</text:p>
      <text:p text:style-name="P3"><text:tab/><text:tab/><text:tab/></text:p>
      <text:p text:style-name="P3"><text:tab/><text:tab/></text:p>
      <text:p text:style-name="P3"><text:tab/>}else if ( a &gt; 0 ){</text:p>
      <text:p text:style-name="P3"><text:tab/><text:tab/>exit(0) ;</text:p>
      <text:p text:style-name="P3"><text:tab/>}else</text:p>
      <text:p text:style-name="P3"><text:soft-page-break/><text:tab/><text:tab/>printError() ; //END PROCESS A <text:tab/></text:p>
      <text:p text:style-name="P3"><text:tab/>exit(0) ;<text:tab/><text:tab/></text:p>
      <text:p text:style-name="P3"><text:tab/>return 0 ; <text:tab/></text:p>
      <text:p text:style-name="P3">}</text:p>
      <text:p text:style-name="P3"/>
      <text:p text:style-name="P3"/>
      <text:p text:style-name="P2">output:</text:p>
      <text:p text:style-name="P3"/>
      <text:p text:style-name="P3"/>
      <text:p text:style-name="P3">PROCESS : A </text:p>
      <text:p text:style-name="P3">Process ID: 7233</text:p>
      <text:p text:style-name="P3">Parent Process ID: 7232</text:p>
      <text:p text:style-name="P3"/>
      <text:p text:style-name="P3">PROCESS : B </text:p>
      <text:p text:style-name="P3">Process ID: 7234</text:p>
      <text:p text:style-name="P3">Parent Process ID: 7233</text:p>
      <text:p text:style-name="P3"/>
      <text:p text:style-name="P3">PROCESS : D </text:p>
      <text:p text:style-name="P3">Process ID: 7235</text:p>
      <text:p text:style-name="P3">Parent Process ID: 7234</text:p>
      <text:p text:style-name="P3"/>
      <text:p text:style-name="P3">PROCESS : H </text:p>
      <text:p text:style-name="P3">Process ID: 7236</text:p>
      <text:p text:style-name="P3">Parent Process ID: 7235</text:p>
      <text:p text:style-name="P3"/>
      <text:p text:style-name="P3">PROCESS : I </text:p>
      <text:p text:style-name="P3">Process ID: 7237</text:p>
      <text:p text:style-name="P3">Parent Process ID: 7236</text:p>
      <text:p text:style-name="P3"/>
      <text:p text:style-name="P3">PROCESS : E </text:p>
      <text:p text:style-name="P3">Process ID: 7238</text:p>
      <text:p text:style-name="P3">Parent Process ID: 7234</text:p>
      <text:p text:style-name="P3"/>
      <text:p text:style-name="P3">PROCESS : F </text:p>
      <text:p text:style-name="P3">Process ID: 7239</text:p>
      <text:p text:style-name="P3">Parent Process ID: 7234</text:p>
      <text:p text:style-name="P3"/>
      <text:p text:style-name="P3">PROCESS : C </text:p>
      <text:p text:style-name="P3">Process ID: 7240</text:p>
      <text:p text:style-name="P3">Parent Process ID: 7233</text:p>
      <text:p text:style-name="P3"/>
      <text:p text:style-name="P3">PROCESS : G </text:p>
      <text:p text:style-name="P3">Process ID: 7241</text:p>
      <text:p text:style-name="P3">Parent Process ID: 7240</text:p>
      <text:p text:style-name="P5"/>
      <text:p text:style-name="P6">IMPLEMENTATION</text:p>
      <text:p text:style-name="P4"/>
      <text:p text:style-name="P4">/*</text:p>
      <text:p text:style-name="P4">Roll No<text:tab/>: B21CSB69</text:p>
      <text:p text:style-name="P4">Name <text:tab/><text:tab/>: Sreelal V</text:p>
      <text:p text:style-name="P4">Experiment No : <text:span text:style-name="T1">2</text:span>.<text:span text:style-name="T1">3</text:span></text:p>
      <text:p text:style-name="P3">*/</text:p>
      <text:p text:style-name="P3"/>
      <text:p text:style-name="P3">#include&lt;stdio.h&gt;</text:p>
      <text:p text:style-name="P3">#include&lt;unistd.h&gt;</text:p>
      <text:p text:style-name="P3">#include&lt;sys/wait.h&gt;</text:p>
      <text:p text:style-name="P3">#include&lt;stdlib.h&gt;</text:p>
      <text:p text:style-name="P3"/>
      <text:p text:style-name="P3">void <text:s/>printError(){</text:p>
      <text:p text:style-name="P3"><text:tab/>printf("Error in process creation\n") ; </text:p>
      <text:p text:style-name="P3">}</text:p>
      <text:p text:style-name="P3"/>
      <text:p text:style-name="P3">void main(){</text:p>
      <text:p text:style-name="P3"><text:tab/>int f1 = fork() ; </text:p>
      <text:p text:style-name="P3"><text:tab/>if ( f1 == -1 )</text:p>
      <text:p text:style-name="P3"><text:tab/><text:tab/>printError() ; </text:p>
      <text:p text:style-name="P3"><text:tab/>else if ( f1 == 0 ){</text:p>
      <text:p text:style-name="P3"><text:tab/><text:tab/>sleep(2) ; </text:p>
      <text:p text:style-name="P3"><text:tab/><text:tab/>printf("First child : %d \n",getpid() ) <text:s/>; </text:p>
      <text:p text:style-name="P3"><text:tab/>}else {</text:p>
      <text:p text:style-name="P3"><text:tab/><text:tab/>int f2 = fork() ; </text:p>
      <text:p text:style-name="P3"><text:tab/><text:tab/>if ( f2 == -1 ) </text:p>
      <text:p text:style-name="P3"><text:tab/><text:tab/><text:tab/>printError() ; </text:p>
      <text:p text:style-name="P3"><text:tab/><text:tab/>else if ( f2 == 0 ){</text:p>
      <text:p text:style-name="P3"><text:tab/><text:tab/><text:tab/>sleep(1) ;</text:p>
      <text:p text:style-name="P3"><text:tab/><text:tab/><text:tab/>printf("Second child : %d \n",getpid()) ; </text:p>
      <text:p text:style-name="P3"><text:tab/><text:tab/>}else{</text:p>
      <text:p text:style-name="P3"><text:tab/><text:tab/><text:tab/>int f3 = fork() ; </text:p>
      <text:p text:style-name="P3"><text:tab/><text:tab/><text:tab/>if ( f3 == -1 )</text:p>
      <text:p text:style-name="P3"><text:tab/><text:tab/><text:tab/><text:tab/>printError() ; </text:p>
      <text:p text:style-name="P3"><text:tab/><text:tab/><text:tab/>else if ( f3 == 0 ) </text:p>
      <text:p text:style-name="P3"><text:tab/><text:tab/><text:tab/><text:tab/>printf("Third child : %d \n",getpid()) ; </text:p>
      <text:p text:style-name="P3"><text:tab/><text:tab/><text:tab/>else{</text:p>
      <text:p text:style-name="P3"><text:tab/><text:tab/><text:tab/><text:tab/>sleep(3) ;</text:p>
      <text:p text:style-name="P3"><text:tab/><text:tab/><text:tab/><text:tab/>printf("Parent Process : %d \n",getpid()) ; 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/>
      <text:p text:style-name="P2">output:</text:p>
      <text:p text:style-name="P3"/>
      <text:p text:style-name="P3">Third child : 7307 </text:p>
      <text:p text:style-name="P3">Second child : 7306 </text:p>
      <text:p text:style-name="P3">First child : 7305 </text:p>
      <text:p text:style-name="P3">Parent Process : 7304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7T21:09:40.268973639</meta:creation-date>
    <dc:date>2023-04-17T21:29:47.204075467</dc:date>
    <meta:editing-duration>PT9M56S</meta:editing-duration>
    <meta:editing-cycles>1</meta:editing-cycles>
    <meta:document-statistic meta:table-count="0" meta:image-count="0" meta:object-count="0" meta:page-count="7" meta:paragraph-count="248" meta:word-count="831" meta:character-count="4509" meta:non-whitespace-character-count="3375"/>
    <meta:generator>LibreOffice/6.4.7.2$Linux_X86_64 LibreOffice_project/40$Build-2</meta:generator>
  </office:meta>
</office:document-meta>
</file>